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leObj1" manifest:media-type=""/>
  <manifest:file-entry manifest:full-path="ObjectReplacements/OleObj9" manifest:media-type=""/>
  <manifest:file-entry manifest:full-path="ObjectReplacements/Object 1" manifest:media-type=""/>
  <manifest:file-entry manifest:full-path="ObjectReplacements/OleObj6" manifest:media-type=""/>
  <manifest:file-entry manifest:full-path="ObjectReplacements/OleObj10" manifest:media-type=""/>
  <manifest:file-entry manifest:full-path="ObjectReplacements/OleObj3" manifest:media-type=""/>
  <manifest:file-entry manifest:full-path="ObjectReplacements/OleObj4" manifest:media-type=""/>
  <manifest:file-entry manifest:full-path="ObjectReplacements/OleObj5" manifest:media-type=""/>
  <manifest:file-entry manifest:full-path="ObjectReplacements/OleObj11" manifest:media-type=""/>
  <manifest:file-entry manifest:full-path="ObjectReplacements/OleObj12" manifest:media-type=""/>
  <manifest:file-entry manifest:full-path="ObjectReplacements/Object 3" manifest:media-type=""/>
  <manifest:file-entry manifest:full-path="ObjectReplacements/Object 2" manifest:media-type=""/>
  <manifest:file-entry manifest:full-path="Configurations2/" manifest:media-type="application/vnd.sun.xml.ui.configuration"/>
  <manifest:file-entry manifest:full-path="Object 1" manifest:media-type="application/octet-stream"/>
  <manifest:file-entry manifest:full-path="OleObj6" manifest:media-type="application/octet-stream"/>
  <manifest:file-entry manifest:full-path="OleObj1" manifest:media-type="application/octet-stream"/>
  <manifest:file-entry manifest:full-path="OleObj9" manifest:media-type="application/octet-stream"/>
  <manifest:file-entry manifest:full-path="manifest.rdf" manifest:media-type="application/rdf+xml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bject 3" manifest:media-type="application/octet-stream"/>
  <manifest:file-entry manifest:full-path="Object 2" manifest:media-type="application/octet-stream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Cambria Math" svg:font-family="'Cambria Math'"/>
    <style:font-face style:name="Liberation Serif" svg:font-family="'Liberation Serif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officeooo:rsid="000186a2" officeooo:paragraph-rsid="000186a2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4pt" fo:font-weight="bold" fo:background-color="transparent" style:font-name-asian="Liberation Serif" style:font-name-complex="Liberation Serif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paragraph-rsid="000186a2" fo:background-color="transparent" style:font-name-asian="Liberation Serif" style:font-name-complex="Liberation Serif"/>
    </style:style>
    <style:style style:name="P6" style:family="paragraph" style:parent-style-name="Standard">
      <style:paragraph-properties fo:line-height="100%" fo:text-align="start" style:justify-single-word="false"/>
      <style:text-properties officeooo:paragraph-rsid="000186a2"/>
    </style:style>
    <style:style style:name="T1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2" style:family="text">
      <style:text-properties style:use-window-font-color="true" loext:opacity="0%" style:font-name="Liberation Serif" fo:font-size="12pt" fo:font-weight="normal" fo:background-color="transparent" loext:char-shading-value="0" style:font-name-asian="Liberation Serif" style:font-name-complex="Liberation Serif"/>
    </style:style>
    <style:style style:name="T3" style:family="text">
      <style:text-properties style:use-window-font-color="true" loext:opacity="0%" style:font-name="Cambria Math" fo:font-size="12pt" fo:font-weight="normal" fo:background-color="transparent" loext:char-shading-value="0" style:font-name-asian="Cambria Math" style:font-name-complex="Cambria Math"/>
    </style:style>
    <style:style style:name="T4" style:family="text">
      <style:text-properties style:font-name="Cambria Math" style:font-name-asian="Cambria Math" style:font-name-complex="Cambria Math"/>
    </style:style>
    <style:style style:name="fr1" style:family="graphic" style:parent-style-name="OLE">
      <style:graphic-properties style:vertical-pos="from-top" draw:visible-area-left="0cm" draw:visible-area-top="0cm" draw:visible-area-width="5.001cm" draw:visible-area-height="5.001cm" draw:ole-draw-aspect="1"/>
    </style:style>
    <style:style style:name="fr2" style:family="graphic" style:parent-style-name="OLE">
      <style:graphic-properties style:vertical-pos="top" style:vertical-rel="baseline" draw:visible-area-left="0cm" draw:visible-area-top="0cm" draw:visible-area-width="5.001cm" draw:visible-area-height="5.001cm" draw:ole-draw-aspect="1"/>
    </style:style>
    <style:style style:name="fr3" style:family="graphic" style:parent-style-name="OLE">
      <style:graphic-properties style:vertical-pos="from-top" draw:visible-area-left="0cm" draw:visible-area-top="0cm" draw:visible-area-width="5cm" draw:visible-area-height="5cm" draw:ole-draw-aspect="1"/>
    </style:style>
    <style:style style:name="fr4" style:family="graphic" style:parent-style-name="OLE">
      <style:graphic-properties style:vertical-pos="top" style:vertical-rel="baseline" draw:visible-area-left="0cm" draw:visible-area-top="0cm" draw:visible-area-width="5cm" draw:visible-area-height="5cm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ilvia Aparicio Martín</text:span></text:p>
      <text:p text:style-name="P2"><text:span text:style-name="T1"/></text:p>
      <text:p text:style-name="P3">HORARIO</text:p>
      <text:p text:style-name="P4"><text:s text:c="2"/>- COLOR DE FONDO</text:p>
      <text:p text:style-name="P2"><text:span text:style-name="T2"><text:tab/></text:span><draw:frame draw:style-name="fr1" draw:name="Objeto1" text:anchor-type="as-char" svg:y="-4.683cm" svg:width="8.617cm" style:rel-width="scale" svg:height="5.509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2"><text:span text:style-name="T1"/></text:p>
      <text:p text:style-name="P4"><text:s text:c="2"/>- COLOR TEXTO</text:p>
      <text:p text:style-name="P2"><text:span text:style-name="T2"><text:tab/></text:span><draw:frame draw:style-name="fr1" draw:name="Objeto2" text:anchor-type="as-char" svg:y="-4.577cm" svg:width="8.07cm" style:rel-width="scale" svg:height="4.921cm" style:rel-height="scale" draw:z-index="1"><draw:object-ole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4"><text:s/>- COLOR TEXTO NORMAL</text:p>
      <text:p text:style-name="P2"><text:span text:style-name="T2"><text:tab/></text:span><draw:frame draw:style-name="fr2" draw:name="Objeto3" text:anchor-type="as-char" svg:width="7.805cm" style:rel-width="scale" svg:height="5.001cm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2"><text:span text:style-name="T1"/></text:p>
      <text:p text:style-name="P4">- COLOR PARA RESALTAR</text:p>
      <text:p text:style-name="P2"><text:span text:style-name="T2"><text:tab/></text:span><draw:frame draw:style-name="fr2" draw:name="Objeto4" text:anchor-type="as-char" svg:width="7.488cm" style:rel-width="scale" svg:height="4.763cm" style:rel-height="scale" draw:z-index="3"><draw:object-ole xlink:href="./OleObj4" xlink:type="simple" xlink:show="embed" xlink:actuate="onLoad"/><draw:image xlink:href="./ObjectReplacements/OleObj4" xlink:type="simple" xlink:show="embed" xlink:actuate="onLoad"/></draw:frame></text:p>
      <text:p text:style-name="P2"><text:soft-page-break/></text:p>
      <text:p text:style-name="P3">CALENDARIO</text:p>
      <text:p text:style-name="P4"><text:s text:c="2"/>- COLOR DE FONDO</text:p>
      <text:p text:style-name="P2"><draw:frame draw:style-name="fr2" draw:name="Objeto5" text:anchor-type="as-char" svg:width="10.01cm" style:rel-width="scale" svg:height="6.493cm" style:rel-height="scale" draw:z-index="4"><draw:object-ole xlink:href="./OleObj5" xlink:type="simple" xlink:show="embed" xlink:actuate="onLoad"/><draw:image xlink:href="./ObjectReplacements/OleObj5" xlink:type="simple" xlink:show="embed" xlink:actuate="onLoad"/></draw:frame></text:p>
      <text:p text:style-name="P2"><text:span text:style-name="T1"/></text:p>
      <text:p text:style-name="P4"><text:s text:c="2"/>- COLOR TEXTO</text:p>
      <text:p text:style-name="P2"><draw:frame draw:style-name="fr2" draw:name="Objeto6" text:anchor-type="as-char" svg:width="9.798cm" style:rel-width="scale" svg:height="6.616cm" style:rel-height="scale" draw:z-index="5"><draw:object-ole xlink:href="./OleObj6" xlink:type="simple" xlink:show="embed" xlink:actuate="onLoad"/><draw:image xlink:href="./ObjectReplacements/OleObj6" xlink:type="simple" xlink:show="embed" xlink:actuate="onLoad"/></draw:frame></text:p>
      <text:p text:style-name="P2"><text:span text:style-name="T1"/></text:p>
      <text:p text:style-name="P5"><text:s text:c="2"/>- COLOR TEXTO NORMAL</text:p>
      <text:p text:style-name="P2"><text:span text:style-name="T2"><text:tab/></text:span></text:p>
      <text:p text:style-name="P6"><text:span text:style-name="T2"><draw:frame draw:style-name="fr3" draw:name="Objeto7" text:anchor-type="as-char" svg:y="-5.847cm" svg:width="10.636cm" style:rel-width="scale" svg:height="7.387cm" style:rel-height="scale" draw:z-index="10"><draw:object-ole xlink:href="./Object 3" xlink:type="simple" xlink:show="embed" xlink:actuate="onLoad"/><draw:image xlink:href="./ObjectReplacements/Object 3" xlink:type="simple" xlink:show="embed" xlink:actuate="onLoad"/><svg:desc>Objeto OLE</svg:desc></draw:frame></text:span></text:p>
      <text:p text:style-name="P6"><text:span text:style-name="T2"/></text:p>
      <text:p text:style-name="P6"><text:span text:style-name="T2"/></text:p>
      <text:p text:style-name="P6"><text:soft-page-break/><text:span text:style-name="T2">- COLOR PARA RESALTAR</text:span></text:p>
      <text:p text:style-name="P2"><draw:frame draw:style-name="fr4" draw:name="Objeto8" text:anchor-type="as-char" svg:width="8.123cm" style:rel-width="scale" svg:height="5.159cm" style:rel-height="scale" draw:z-index="11"><draw:object-ole xlink:href="./Object 2" xlink:type="simple" xlink:show="embed" xlink:actuate="onLoad"/><draw:image xlink:href="./ObjectReplacements/Object 2" xlink:type="simple" xlink:show="embed" xlink:actuate="onLoad"/><svg:desc>Objeto OLE</svg:desc></draw:frame></text:p>
      <text:p text:style-name="P2"><text:span text:style-name="T2"><text:tab/></text:span></text:p>
      <text:p text:style-name="P2"><text:span text:style-name="T1"/></text:p>
      <text:p text:style-name="P3">FORMULARIO</text:p>
      <text:p text:style-name="P4"><text:s/>- COLOR FONDO</text:p>
      <text:p text:style-name="P2"><text:span text:style-name="T2"><text:tab/></text:span><draw:frame draw:style-name="fr2" draw:name="Objeto9" text:anchor-type="as-char" svg:width="8.281cm" style:rel-width="scale" svg:height="5.292cm" style:rel-height="scale" draw:z-index="6"><draw:object-ole xlink:href="./OleObj9" xlink:type="simple" xlink:show="embed" xlink:actuate="onLoad"/><draw:image xlink:href="./ObjectReplacements/OleObj9" xlink:type="simple" xlink:show="embed" xlink:actuate="onLoad"/></draw:frame></text:p>
      <text:p text:style-name="P2"><text:span text:style-name="T1"/></text:p>
      <text:p text:style-name="P4"><text:s/>- COLOR TEXTO</text:p>
      <text:p text:style-name="P2"><text:span text:style-name="T2"><text:tab/></text:span><draw:frame draw:style-name="fr2" draw:name="Objeto10" text:anchor-type="as-char" svg:width="8.202cm" style:rel-width="scale" svg:height="5.106cm" style:rel-height="scale" draw:z-index="7"><draw:object-ole xlink:href="./OleObj10" xlink:type="simple" xlink:show="embed" xlink:actuate="onLoad"/><draw:image xlink:href="./ObjectReplacements/OleObj10" xlink:type="simple" xlink:show="embed" xlink:actuate="onLoad"/></draw:frame></text:p>
      <text:p text:style-name="P2"><text:span text:style-name="T1"/></text:p>
      <text:p text:style-name="P4"><text:s/>- COLOR TEXTO NORMAL</text:p>
      <text:p text:style-name="P2"><text:span text:style-name="T2"><text:tab/></text:span><draw:frame draw:style-name="fr2" draw:name="Objeto11" text:anchor-type="as-char" svg:width="8.123cm" style:rel-width="scale" svg:height="5.265cm" style:rel-height="scale" draw:z-index="8"><draw:object-ole xlink:href="./OleObj11" xlink:type="simple" xlink:show="embed" xlink:actuate="onLoad"/><draw:image xlink:href="./ObjectReplacements/OleObj11" xlink:type="simple" xlink:show="embed" xlink:actuate="onLoad"/></draw:frame></text:p>
      <text:p text:style-name="P2"><text:soft-page-break/><text:span text:style-name="T2">- COLOR PARA RESALTAR</text:span></text:p>
      <text:p text:style-name="P2"><text:span text:style-name="T2"><text:tab/></text:span><draw:frame draw:style-name="fr2" draw:name="Objeto12" text:anchor-type="as-char" svg:width="8.123cm" style:rel-width="scale" svg:height="5.159cm" style:rel-height="scale" draw:z-index="9"><draw:object-ole xlink:href="./OleObj12" xlink:type="simple" xlink:show="embed" xlink:actuate="onLoad"/><draw:image xlink:href="./ObjectReplacements/OleObj12" xlink:type="simple" xlink:show="embed" xlink:actuate="onLoad"/></draw:frame></text:p>
      <text:p text:style-name="P2"><text:span text:style-name="T2"/></text:p>
      <text:p text:style-name="P3">TIPOGRAFÍAS</text:p>
      <text:p text:style-name="P2"><text:span text:style-name="T2"><text:s text:c="3"/>-Para títulos --&gt; </text:span>Roboto </text:p>
      <text:p text:style-name="P4"><text:s text:c="3"/>-Para el cuerpo --&gt; Open Sans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<text:s/>-----------------------------------------------------------------------------------------------------------------------</text:span></text:p>
      <text:p text:style-name="P5"><text:tab/><text:span text:style-name="T1"/></text:p>
      <text:p text:style-name="P5">PLANIFICAR</text:p>
      <text:p text:style-name="P5"><text:tab/></text:p>
      <text:p text:style-name="P5">- Colores: fondo, cabeceras, texto, texto normal</text:p>
      <text:p text:style-name="P6"><text:span text:style-name="T1"/></text:p>
      <text:p text:style-name="P5">- Tipografias</text:p>
      <text:p text:style-name="P6"><text:span text:style-name="T1"/></text:p>
      <text:p text:style-name="P5"><text:tab/><text:tab/><text:tab/>AGENDA ALUMNO</text:p>
      <text:p text:style-name="P5"><text:tab/></text:p>
      <text:p text:style-name="P6"><text:span text:style-name="T2"><text:tab/>-horario: modulo, profesor </text:span><text:span text:style-name="T3">→</text:span><text:span text:style-name="T2"> si pincha en modulo lleve a una pagina con el modulo y una <text:tab/><text:tab/><text:tab/><text:tab/><text:tab/>explicacion del modulo. Si es el profesor que asignatura nos da <text:tab/><text:tab/><text:tab/><text:tab/><text:tab/>o si es el tutor. <text:s/>HORARIO CON HTML</text:span></text:p>
      <text:p text:style-name="P6"><text:span text:style-name="T1"/></text:p>
      <text:p text:style-name="P6"><text:span text:style-name="T2"><text:tab/>-calendario </text:span><text:span text:style-name="T3">→</text:span><text:span text:style-name="T2"> NO HACE FALTA CON HTML</text:span></text:p>
      <text:p text:style-name="P6"><text:span text:style-name="T1"/></text:p>
      <text:p text:style-name="P5"><text:tab/>-formulario <text:span text:style-name="T4">→</text:span> en una pagina nueva (tipico formulario de contacto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Cambria Math" svg:font-family="'Cambria Math'"/>
    <style:font-face style:name="Liberation Serif" svg:font-family="'Liberation Serif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start"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Calibri1" fo:font-size="11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25T22:49:58.839000000</dc:date>
    <meta:editing-duration>PT6M17S</meta:editing-duration>
    <meta:editing-cycles>3</meta:editing-cycles>
    <meta:generator>LibreOffice/24.8.1.2$Windows_X86_64 LibreOffice_project/87fa9aec1a63e70835390b81c40bb8993f1d4ff6</meta:generator>
    <meta:document-statistic meta:table-count="0" meta:image-count="0" meta:object-count="12" meta:page-count="4" meta:paragraph-count="44" meta:word-count="133" meta:character-count="884" meta:non-whitespace-character-count="728"/>
  </office:meta>
</office:document-meta>
</file>